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1.478in"/>
    </style:style>
    <style:style style:name="co3" style:family="table-column">
      <style:table-column-properties fo:break-before="auto" style:column-width="0.8035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0.820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063in"/>
    </style:style>
    <style:style style:name="co8" style:family="table-column">
      <style:table-column-properties fo:break-before="auto" style:column-width="0.7272in"/>
    </style:style>
    <style:style style:name="co9" style:family="table-column">
      <style:table-column-properties fo:break-before="auto" style:column-width="0.7118in"/>
    </style:style>
    <style:style style:name="co10" style:family="table-column">
      <style:table-column-properties fo:break-before="auto" style:column-width="0.8425in"/>
    </style:style>
    <style:style style:name="co11" style:family="table-column">
      <style:table-column-properties fo:break-before="auto" style:column-width="0.8807in"/>
    </style:style>
    <style:style style:name="co12" style:family="table-column">
      <style:table-column-properties fo:break-before="auto" style:column-width="0.1835in"/>
    </style:style>
    <style:style style:name="co13" style:family="table-column">
      <style:table-column-properties fo:break-before="auto" style:column-width="0.2835in"/>
    </style:style>
    <style:style style:name="co14" style:family="table-column">
      <style:table-column-properties fo:break-before="auto" style:column-width="0.5516in"/>
    </style:style>
    <style:style style:name="co15" style:family="table-column">
      <style:table-column-properties fo:break-before="auto" style:column-width="0.5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d3d3d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ce3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2" table:default-cell-style-name="ce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oint </text:p>
          </table:table-cell>
          <table:table-cell office:value-type="string" calcext:value-type="string">
            <text:p>Point location</text:p>
          </table:table-cell>
          <table:table-cell office:value-type="string" calcext:value-type="string">
            <text:p>meters/deg</text:p>
          </table:table-cell>
          <table:table-cell office:value-type="string" calcext:value-type="string">
            <text:p>E-W shortening</text:p>
          </table:table-cell>
          <table:table-cell office:value-type="string" calcext:value-type="string">
            <text:p>X-offset</text:p>
          </table:table-cell>
          <table:table-cell office:value-type="string" calcext:value-type="string">
            <text:p>Y-offset</text:p>
          </table:table-cell>
          <table:table-cell office:value-type="string" calcext:value-type="string">
            <text:p>Lat (meas)</text:p>
          </table:table-cell>
          <table:table-cell office:value-type="string" calcext:value-type="string">
            <text:p>Lon (meas)</text:p>
          </table:table-cell>
          <table:table-cell/>
          <table:table-cell office:value-type="string" calcext:value-type="string">
            <text:p>X (meas)</text:p>
          </table:table-cell>
          <table:table-cell office:value-type="string" calcext:value-type="string">
            <text:p>Y (meas)</text:p>
          </table:table-cell>
          <table:table-cell/>
          <table:table-cell office:value-type="string" calcext:value-type="string">
            <text:p>Lat (Gmap)</text:p>
          </table:table-cell>
          <table:table-cell office:value-type="string" calcext:value-type="string">
            <text:p>Lon (Gmap)</text:p>
          </table:table-cell>
          <table:table-cell/>
          <table:table-cell office:value-type="string" calcext:value-type="string">
            <text:p>X (gmap)</text:p>
          </table:table-cell>
          <table:table-cell office:value-type="string" calcext:value-type="string">
            <text:p>Y (gmap)</text:p>
          </table:table-cell>
          <table:table-cell/>
          <table:table-cell office:value-type="string" calcext:value-type="string">
            <text:p>delta X</text:p>
          </table:table-cell>
          <table:table-cell office:value-type="string" calcext:value-type="string">
            <text:p>delta 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rza-Carrera mhc</text:p>
          </table:table-cell>
          <table:table-cell table:style-name="ce1" table:formula="of:=12756000 * 3.1416 / 360" office:value-type="float" office:value="111317.36" calcext:value-type="float">
            <text:p>111317.36</text:p>
          </table:table-cell>
          <table:table-cell office:value-type="float" office:value="0.875" calcext:value-type="float">
            <text:p>0.875</text:p>
          </table:table-cell>
          <table:table-cell office:value-type="float" office:value="9124741.39" calcext:value-type="float">
            <text:p>9124741.39</text:p>
          </table:table-cell>
          <table:table-cell office:value-type="float" office:value="3219743.7" calcext:value-type="float">
            <text:p>3219743.7</text:p>
          </table:table-cell>
          <table:table-cell table:style-name="ce2" office:value-type="float" office:value="28.924025" calcext:value-type="float">
            <text:p>28.924025</text:p>
          </table:table-cell>
          <table:table-cell table:style-name="ce2" office:value-type="float" office:value="-81.970512" calcext:value-type="float">
            <text:p>-81.970512</text:p>
          </table:table-cell>
          <table:table-cell/>
          <table:table-cell table:formula="of:=[.$C$2]*[.H2]+[.$E$2]" office:value-type="float" office:value="0.396311679854989" calcext:value-type="float">
            <text:p>0.396311679854989</text:p>
          </table:table-cell>
          <table:table-cell table:formula="of:=[.$C$2]*[.G2]-[.$F$2]" office:value-type="float" office:value="2.40357399964705" calcext:value-type="float">
            <text:p>2.40357399964705</text:p>
          </table:table-cell>
          <table:table-cell/>
          <table:table-cell office:value-type="float" office:value="28.9240028713098" calcext:value-type="float">
            <text:p>28.9240028713098</text:p>
          </table:table-cell>
          <table:table-cell office:value-type="float" office:value="-81.9705158024467" calcext:value-type="float">
            <text:p>-81.9705158024467</text:p>
          </table:table-cell>
          <table:table-cell/>
          <table:table-cell table:formula="of:=[.$C$2]*[.N2]+[.$E$2]" office:value-type="float" office:value="-0.0269666481763124" calcext:value-type="float">
            <text:p>-0.0269666481763124</text:p>
          </table:table-cell>
          <table:table-cell table:formula="of:=[.$C$2]*[.M2]-[.$F$2]" office:value-type="float" office:value="-0.0597333726473153" calcext:value-type="float">
            <text:p>-0.0597333726473153</text:p>
          </table:table-cell>
          <table:table-cell/>
          <table:table-cell table:formula="of:=[.J2]-[.P2]" office:value-type="float" office:value="0.423278328031302" calcext:value-type="float">
            <text:p>0.423278328031302</text:p>
          </table:table-cell>
          <table:table-cell table:formula="of:=[.K2]-[.Q2]" office:value-type="float" office:value="2.46330737229437" calcext:value-type="float">
            <text:p>2.46330737229437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2" table:number-columns-repeated="2"/>
          <table:table-cell table:number-columns-repeated="12"/>
        </table:table-row>
        <table:table-row table:style-name="ro1">
          <table:table-cell/>
          <table:table-cell office:value-type="string" calcext:value-type="string">
            <text:p>driveway center AVG</text:p>
          </table:table-cell>
          <table:table-cell table:style-name="ce1"/>
          <table:table-cell table:number-columns-repeated="3"/>
          <table:table-cell table:style-name="ce2" table:formula="of:=AVERAGE([.G5:.G6])" office:value-type="float" office:value="28.924694" calcext:value-type="float">
            <text:p>28.924694</text:p>
          </table:table-cell>
          <table:table-cell table:style-name="ce2" table:formula="of:=SUM(AVERAGE([.H5:.H6]))" office:value-type="float" office:value="-81.9696155" calcext:value-type="float">
            <text:p>-81.9696155</text:p>
          </table:table-cell>
          <table:table-cell/>
          <table:table-cell table:formula="of:=[.$C$2]*[.H4]+[.$E$2]" office:value-type="float" office:value="100.192324919626" calcext:value-type="float">
            <text:p>100.192324919626</text:p>
          </table:table-cell>
          <table:table-cell table:formula="of:=[.$C$2]*[.G4]-[.$F$2]" office:value-type="float" office:value="76.874887839891" calcext:value-type="float">
            <text:p>76.874887839891</text:p>
          </table:table-cell>
          <table:table-cell/>
          <table:table-cell office:value-type="float" office:value="28.9246748563332" calcext:value-type="float">
            <text:p>28.9246748563332</text:p>
          </table:table-cell>
          <table:table-cell office:value-type="float" office:value="-81.9696184957632" calcext:value-type="float">
            <text:p>-81.9696184957632</text:p>
          </table:table-cell>
          <table:table-cell/>
          <table:table-cell table:formula="of:=[.$C$2]*[.N4]+[.$E$2]" office:value-type="float" office:value="99.858844473958" calcext:value-type="float">
            <text:p>99.858844473958</text:p>
          </table:table-cell>
          <table:table-cell table:formula="of:=[.$C$2]*[.M4]-[.$F$2]" office:value-type="float" office:value="74.7438653940335" calcext:value-type="float">
            <text:p>74.7438653940335</text:p>
          </table:table-cell>
          <table:table-cell/>
          <table:table-cell table:formula="of:=[.J4]-[.P4]" office:value-type="float" office:value="0.333480445668101" calcext:value-type="float">
            <text:p>0.333480445668101</text:p>
          </table:table-cell>
          <table:table-cell table:formula="of:=[.K4]-[.Q4]" office:value-type="float" office:value="2.13102244585752" calcext:value-type="float">
            <text:p>2.13102244585752</text:p>
          </table:table-cell>
        </table:table-row>
        <table:table-row table:style-name="ro1">
          <table:table-cell/>
          <table:table-cell office:value-type="string" calcext:value-type="string">
            <text:p>driveway center</text:p>
          </table:table-cell>
          <table:table-cell table:style-name="ce1"/>
          <table:table-cell table:number-columns-repeated="3"/>
          <table:table-cell table:style-name="ce2" office:value-type="float" office:value="28.924681" calcext:value-type="float">
            <text:p>28.924681</text:p>
          </table:table-cell>
          <table:table-cell table:style-name="ce2" office:value-type="float" office:value="-81.969604" calcext:value-type="float">
            <text:p>-81.969604</text:p>
          </table:table-cell>
          <table:table-cell/>
          <table:table-cell table:formula="of:=[.$C$2]*[.H5]+[.$E$2]" office:value-type="float" office:value="101.472474560142" calcext:value-type="float">
            <text:p>101.472474560142</text:p>
          </table:table-cell>
          <table:table-cell table:formula="of:=[.$C$2]*[.G5]-[.$F$2]" office:value-type="float" office:value="75.427762159612" calcext:value-type="float">
            <text:p>75.4277621596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itto</text:p>
          </table:table-cell>
          <table:table-cell table:style-name="ce1"/>
          <table:table-cell table:number-columns-repeated="3"/>
          <table:table-cell table:style-name="ce2" office:value-type="float" office:value="28.924707" calcext:value-type="float">
            <text:p>28.924707</text:p>
          </table:table-cell>
          <table:table-cell table:style-name="ce2" office:value-type="float" office:value="-81.969627" calcext:value-type="float">
            <text:p>-81.969627</text:p>
          </table:table-cell>
          <table:table-cell/>
          <table:table-cell table:formula="of:=[.$C$2]*[.H6]+[.$E$2]" office:value-type="float" office:value="98.9121752809733" calcext:value-type="float">
            <text:p>98.9121752809733</text:p>
          </table:table-cell>
          <table:table-cell table:formula="of:=[.$C$2]*[.G6]-[.$F$2]" office:value-type="float" office:value="78.32201352017" calcext:value-type="float">
            <text:p>78.3220135201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2" table:number-columns-repeated="2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iveway corner S</text:p>
          </table:table-cell>
          <table:table-cell table:number-columns-repeated="4"/>
          <table:table-cell office:value-type="float" office:value="28.924711" calcext:value-type="float">
            <text:p>28.924711</text:p>
          </table:table-cell>
          <table:table-cell office:value-type="float" office:value="-81.969688" calcext:value-type="float">
            <text:p>-81.969688</text:p>
          </table:table-cell>
          <table:table-cell/>
          <table:table-cell table:formula="of:=[.$C$2]*[.H8]+[.$E$2]" office:value-type="float" office:value="92.1218163203448" calcext:value-type="float">
            <text:p>92.1218163203448</text:p>
          </table:table-cell>
          <table:table-cell table:formula="of:=[.$C$2]*[.G8]-[.$F$2]" office:value-type="float" office:value="78.7672829595394" calcext:value-type="float">
            <text:p>78.7672829595394</text:p>
          </table:table-cell>
          <table:table-cell/>
          <table:table-cell office:value-type="float" office:value="28.9246939046486" calcext:value-type="float">
            <text:p>28.9246939046486</text:p>
          </table:table-cell>
          <table:table-cell office:value-type="float" office:value="-81.969672732623" calcext:value-type="float">
            <text:p>-81.969672732623</text:p>
          </table:table-cell>
          <table:table-cell/>
          <table:table-cell table:formula="of:=[.$C$2]*[.N8]+[.$E$2]" office:value-type="float" office:value="93.8213404230774" calcext:value-type="float">
            <text:p>93.8213404230774</text:p>
          </table:table-cell>
          <table:table-cell table:formula="of:=[.$C$2]*[.M8]-[.$F$2]" office:value-type="float" office:value="76.8642735737376" calcext:value-type="float">
            <text:p>76.8642735737376</text:p>
          </table:table-cell>
          <table:table-cell/>
          <table:table-cell table:formula="of:=[.J8]-[.P8]" office:value-type="float" office:value="-1.69952410273254" calcext:value-type="float">
            <text:p>-1.69952410273254</text:p>
          </table:table-cell>
          <table:table-cell table:formula="of:=[.K8]-[.Q8]" office:value-type="float" office:value="1.90300938580185" calcext:value-type="float">
            <text:p>1.903009385801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riveway corner N</text:p>
          </table:table-cell>
          <table:table-cell table:number-columns-repeated="4"/>
          <table:table-cell office:value-type="float" office:value="28.924759" calcext:value-type="float">
            <text:p>28.924759</text:p>
          </table:table-cell>
          <table:table-cell office:value-type="float" office:value="-81.969643" calcext:value-type="float">
            <text:p>-81.969643</text:p>
          </table:table-cell>
          <table:table-cell/>
          <table:table-cell table:formula="of:=[.$C$2]*[.H9]+[.$E$2]" office:value-type="float" office:value="97.1310975197703" calcext:value-type="float">
            <text:p>97.1310975197703</text:p>
          </table:table-cell>
          <table:table-cell table:formula="of:=[.$C$2]*[.G9]-[.$F$2]" office:value-type="float" office:value="84.110516239889" calcext:value-type="float">
            <text:p>84.110516239889</text:p>
          </table:table-cell>
          <table:table-cell/>
          <table:table-cell office:value-type="float" office:value="28.9247387687918" calcext:value-type="float">
            <text:p>28.9247387687918</text:p>
          </table:table-cell>
          <table:table-cell office:value-type="float" office:value="-81.9696350378386" calcext:value-type="float">
            <text:p>-81.9696350378386</text:p>
          </table:table-cell>
          <table:table-cell/>
          <table:table-cell table:formula="of:=[.$C$2]*[.N9]+[.$E$2]" office:value-type="float" office:value="98.0174243077636" calcext:value-type="float">
            <text:p>98.0174243077636</text:p>
          </table:table-cell>
          <table:table-cell table:formula="of:=[.$C$2]*[.M9]-[.$F$2]" office:value-type="float" office:value="81.8584315534681" calcext:value-type="float">
            <text:p>81.8584315534681</text:p>
          </table:table-cell>
          <table:table-cell/>
          <table:table-cell table:formula="of:=[.J9]-[.P9]" office:value-type="float" office:value="-0.886326787993312" calcext:value-type="float">
            <text:p>-0.886326787993312</text:p>
          </table:table-cell>
          <table:table-cell table:formula="of:=[.K9]-[.Q9]" office:value-type="float" office:value="2.25208468642086" calcext:value-type="float">
            <text:p>2.25208468642086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Santana circle AVG</text:p>
          </table:table-cell>
          <table:table-cell table:number-columns-repeated="4"/>
          <table:table-cell table:formula="of:=AVERAGE([.G12:.G14])" office:value-type="float" office:value="28.9247993333333" calcext:value-type="float">
            <text:p>28.9247993333333</text:p>
          </table:table-cell>
          <table:table-cell table:formula="of:=AVERAGE([.H12:.H14])" office:value-type="float" office:value="-81.9698233333333" calcext:value-type="float">
            <text:p>-81.9698233333333</text:p>
          </table:table-cell>
          <table:table-cell/>
          <table:table-cell table:formula="of:=[.$C$2]*[.H11]+[.$E$2]" office:value-type="float" office:value="77.0568669326603" calcext:value-type="float">
            <text:p>77.0568669326603</text:p>
          </table:table-cell>
          <table:table-cell table:formula="of:=[.$C$2]*[.G11]-[.$F$2]" office:value-type="float" office:value="88.6003164267168" calcext:value-type="float">
            <text:p>88.6003164267168</text:p>
          </table:table-cell>
          <table:table-cell/>
          <table:table-cell office:value-type="float" office:value="28.9247826572587" calcext:value-type="float">
            <text:p>28.9247826572587</text:p>
          </table:table-cell>
          <table:table-cell office:value-type="float" office:value="-81.9698171028386" calcext:value-type="float">
            <text:p>-81.9698171028386</text:p>
          </table:table-cell>
          <table:table-cell/>
          <table:table-cell table:formula="of:=[.$C$2]*[.N11]+[.$E$2]" office:value-type="float" office:value="77.7504291590303" calcext:value-type="float">
            <text:p>77.7504291590303</text:p>
          </table:table-cell>
          <table:table-cell table:formula="of:=[.$C$2]*[.M11]-[.$F$2]" office:value-type="float" office:value="86.7439798233099" calcext:value-type="float">
            <text:p>86.7439798233099</text:p>
          </table:table-cell>
          <table:table-cell/>
          <table:table-cell table:formula="of:=[.J11]-[.P11]" office:value-type="float" office:value="-0.693562226369977" calcext:value-type="float">
            <text:p>-0.693562226369977</text:p>
          </table:table-cell>
          <table:table-cell table:formula="of:=[.K11]-[.Q11]" office:value-type="float" office:value="1.85633660340682" calcext:value-type="float">
            <text:p>1.856336603406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ntana circle mhc</text:p>
          </table:table-cell>
          <table:table-cell table:number-columns-repeated="4"/>
          <table:table-cell office:value-type="float" office:value="28.924797" calcext:value-type="float">
            <text:p>28.924797</text:p>
          </table:table-cell>
          <table:table-cell office:value-type="float" office:value="-81.969826" calcext:value-type="float">
            <text:p>-81.969826</text:p>
          </table:table-cell>
          <table:table-cell/>
          <table:table-cell table:formula="of:=[.$C$2]*[.H12]+[.$E$2]" office:value-type="float" office:value="76.76002064161" calcext:value-type="float">
            <text:p>76.76002064161</text:p>
          </table:table-cell>
          <table:table-cell table:formula="of:=[.$C$2]*[.G12]-[.$F$2]" office:value-type="float" office:value="88.3405759199522" calcext:value-type="float">
            <text:p>88.340575919952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itto</text:p>
          </table:table-cell>
          <table:table-cell table:number-columns-repeated="4"/>
          <table:table-cell table:style-name="ce2" office:value-type="float" office:value="28.924789" calcext:value-type="float">
            <text:p>28.924789</text:p>
          </table:table-cell>
          <table:table-cell table:style-name="ce2" office:value-type="float" office:value="-81.969818" calcext:value-type="float">
            <text:p>-81.969818</text:p>
          </table:table-cell>
          <table:table-cell/>
          <table:table-cell table:formula="of:=[.$C$2]*[.H13]+[.$E$2]" office:value-type="float" office:value="77.6505595203489" calcext:value-type="float">
            <text:p>77.6505595203489</text:p>
          </table:table-cell>
          <table:table-cell table:formula="of:=[.$C$2]*[.G13]-[.$F$2]" office:value-type="float" office:value="87.4500370398164" calcext:value-type="float">
            <text:p>87.450037039816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itto</text:p>
          </table:table-cell>
          <table:table-cell table:number-columns-repeated="4"/>
          <table:table-cell table:style-name="ce2" office:value-type="float" office:value="28.924812" calcext:value-type="float">
            <text:p>28.924812</text:p>
          </table:table-cell>
          <table:table-cell table:style-name="ce2" office:value-type="float" office:value="-81.969826" calcext:value-type="float">
            <text:p>-81.969826</text:p>
          </table:table-cell>
          <table:table-cell/>
          <table:table-cell table:formula="of:=[.$C$2]*[.H14]+[.$E$2]" office:value-type="float" office:value="76.76002064161" calcext:value-type="float">
            <text:p>76.76002064161</text:p>
          </table:table-cell>
          <table:table-cell table:formula="of:=[.$C$2]*[.G14]-[.$F$2]" office:value-type="float" office:value="90.010336319916" calcext:value-type="float">
            <text:p>90.010336319916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2" table:number-columns-repeated="2"/>
          <table:table-cell table:number-columns-repeated="12"/>
        </table:table-row>
        <table:table-row table:style-name="ro1">
          <table:table-cell/>
          <table:table-cell office:value-type="string" calcext:value-type="string">
            <text:p>Santana-Carr mhc AVG</text:p>
          </table:table-cell>
          <table:table-cell table:number-columns-repeated="4"/>
          <table:table-cell table:style-name="ce2" table:formula="of:=AVERAGE([.G17:.G19])" office:value-type="float" office:value="28.9248003333333" calcext:value-type="float">
            <text:p>28.9248003333333</text:p>
          </table:table-cell>
          <table:table-cell table:style-name="ce2" table:formula="of:=AVERAGE([.H17:.H19])" office:value-type="float" office:value="-81.9705096666667" calcext:value-type="float">
            <text:p>-81.9705096666667</text:p>
          </table:table-cell>
          <table:table-cell/>
          <table:table-cell table:formula="of:=[.$C$2]*[.H16]+[.$E$2]" office:value-type="float" office:value="0.656052188947797" calcext:value-type="float">
            <text:p>0.656052188947797</text:p>
          </table:table-cell>
          <table:table-cell table:formula="of:=[.$C$2]*[.G16]-[.$F$2]" office:value-type="float" office:value="88.7116337865591" calcext:value-type="float">
            <text:p>88.7116337865591</text:p>
          </table:table-cell>
          <table:table-cell/>
          <table:table-cell office:value-type="float" office:value="28.924793376917" calcext:value-type="float">
            <text:p>28.924793376917</text:p>
          </table:table-cell>
          <table:table-cell office:value-type="float" office:value="-81.9705079537485" calcext:value-type="float">
            <text:p>-81.9705079537485</text:p>
          </table:table-cell>
          <table:table-cell/>
          <table:table-cell table:formula="of:=[.$C$2]*[.N16]+[.$E$2]" office:value-type="float" office:value="0.846729716286063" calcext:value-type="float">
            <text:p>0.846729716286063</text:p>
          </table:table-cell>
          <table:table-cell table:formula="of:=[.$C$2]*[.M16]-[.$F$2]" office:value-type="float" office:value="87.9372638850473" calcext:value-type="float">
            <text:p>87.9372638850473</text:p>
          </table:table-cell>
          <table:table-cell/>
          <table:table-cell table:formula="of:=[.J16]-[.P16]" office:value-type="float" office:value="-0.190677527338266" calcext:value-type="float">
            <text:p>-0.190677527338266</text:p>
          </table:table-cell>
          <table:table-cell table:formula="of:=[.K16]-[.Q16]" office:value-type="float" office:value="0.774369901511818" calcext:value-type="float">
            <text:p>0.7743699015118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ntana-Carrera mhc</text:p>
          </table:table-cell>
          <table:table-cell table:number-columns-repeated="4"/>
          <table:table-cell office:value-type="float" office:value="28.924803" calcext:value-type="float">
            <text:p>28.924803</text:p>
          </table:table-cell>
          <table:table-cell office:value-type="float" office:value="-81.970512" calcext:value-type="float">
            <text:p>-81.970512</text:p>
          </table:table-cell>
          <table:table-cell/>
          <table:table-cell table:formula="of:=[.$C$2]*[.H17]+[.$E$2]" office:value-type="float" office:value="0.396311679854989" calcext:value-type="float">
            <text:p>0.396311679854989</text:p>
          </table:table-cell>
          <table:table-cell table:formula="of:=[.$C$2]*[.G17]-[.$F$2]" office:value-type="float" office:value="89.0084800799377" calcext:value-type="float">
            <text:p>89.008480079937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itto</text:p>
          </table:table-cell>
          <table:table-cell table:number-columns-repeated="4"/>
          <table:table-cell table:style-name="ce2" office:value-type="float" office:value="28.924797" calcext:value-type="float">
            <text:p>28.924797</text:p>
          </table:table-cell>
          <table:table-cell table:style-name="ce2" office:value-type="float" office:value="-81.970497" calcext:value-type="float">
            <text:p>-81.970497</text:p>
          </table:table-cell>
          <table:table-cell/>
          <table:table-cell table:formula="of:=[.$C$2]*[.H18]+[.$E$2]" office:value-type="float" office:value="2.06607208028436" calcext:value-type="float">
            <text:p>2.06607208028436</text:p>
          </table:table-cell>
          <table:table-cell table:formula="of:=[.$C$2]*[.G18]-[.$F$2]" office:value-type="float" office:value="88.3405759199522" calcext:value-type="float">
            <text:p>88.340575919952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itto</text:p>
          </table:table-cell>
          <table:table-cell table:number-columns-repeated="4"/>
          <table:table-cell table:style-name="ce2" office:value-type="float" office:value="28.924801" calcext:value-type="float">
            <text:p>28.924801</text:p>
          </table:table-cell>
          <table:table-cell table:style-name="ce2" office:value-type="float" office:value="-81.97052" calcext:value-type="float">
            <text:p>-81.97052</text:p>
          </table:table-cell>
          <table:table-cell/>
          <table:table-cell table:formula="of:=[.$C$2]*[.H19]+[.$E$2]" office:value-type="float" office:value="-0.494227198883891" calcext:value-type="float">
            <text:p>-0.494227198883891</text:p>
          </table:table-cell>
          <table:table-cell table:formula="of:=[.$C$2]*[.G19]-[.$F$2]" office:value-type="float" office:value="88.7858453597874" calcext:value-type="float">
            <text:p>88.7858453597874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2" table:number-columns-repeated="2"/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nLuis-Carrera mhc</text:p>
          </table:table-cell>
          <table:table-cell table:number-columns-repeated="4"/>
          <table:table-cell office:value-type="float" office:value="28.925573" calcext:value-type="float">
            <text:p>28.925573</text:p>
          </table:table-cell>
          <table:table-cell office:value-type="float" office:value="-81.970528" calcext:value-type="float">
            <text:p>-81.970528</text:p>
          </table:table-cell>
          <table:table-cell/>
          <table:table-cell table:formula="of:=[.$C$2]*[.H21]+[.$E$2]" office:value-type="float" office:value="-1.38476607948542" calcext:value-type="float">
            <text:p>-1.38476607948542</text:p>
          </table:table-cell>
          <table:table-cell table:formula="of:=[.$C$2]*[.G21]-[.$F$2]" office:value-type="float" office:value="174.722847279627" calcext:value-type="float">
            <text:p>174.722847279627</text:p>
          </table:table-cell>
          <table:table-cell/>
          <table:table-cell office:value-type="float" office:value="28.9255769488846" calcext:value-type="float">
            <text:p>28.9255769488846</text:p>
          </table:table-cell>
          <table:table-cell office:value-type="float" office:value="-81.9705141819822" calcext:value-type="float">
            <text:p>-81.9705141819822</text:p>
          </table:table-cell>
          <table:table-cell/>
          <table:table-cell table:formula="of:=[.$C$2]*[.N21]+[.$E$2]" office:value-type="float" office:value="0.153419183567166" calcext:value-type="float">
            <text:p>0.153419183567166</text:p>
          </table:table-cell>
          <table:table-cell table:formula="of:=[.$C$2]*[.M21]-[.$F$2]" office:value-type="float" office:value="175.162426688708" calcext:value-type="float">
            <text:p>175.162426688708</text:p>
          </table:table-cell>
          <table:table-cell/>
          <table:table-cell table:formula="of:=[.J21]-[.P21]" office:value-type="float" office:value="-1.53818526305258" calcext:value-type="float">
            <text:p>-1.53818526305258</text:p>
          </table:table-cell>
          <table:table-cell table:formula="of:=[.K21]-[.Q21]" office:value-type="float" office:value="-0.439579409081489" calcext:value-type="float">
            <text:p>-0.439579409081489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nLuis circle mhc</text:p>
          </table:table-cell>
          <table:table-cell table:number-columns-repeated="4"/>
          <table:table-cell office:value-type="float" office:value="28.925581" calcext:value-type="float">
            <text:p>28.925581</text:p>
          </table:table-cell>
          <table:table-cell office:value-type="float" office:value="-81.96991" calcext:value-type="float">
            <text:p>-81.96991</text:p>
          </table:table-cell>
          <table:table-cell/>
          <table:table-cell table:formula="of:=[.$C$2]*[.H23]+[.$E$2]" office:value-type="float" office:value="67.4093623999506" calcext:value-type="float">
            <text:p>67.4093623999506</text:p>
          </table:table-cell>
          <table:table-cell table:formula="of:=[.$C$2]*[.G23]-[.$F$2]" office:value-type="float" office:value="175.613386159763" calcext:value-type="float">
            <text:p>175.613386159763</text:p>
          </table:table-cell>
          <table:table-cell/>
          <table:table-cell office:value-type="float" office:value="28.9255692553478" calcext:value-type="float">
            <text:p>28.9255692553478</text:p>
          </table:table-cell>
          <table:table-cell office:value-type="float" office:value="-81.96989522903" calcext:value-type="float">
            <text:p>-81.96989522903</text:p>
          </table:table-cell>
          <table:table-cell/>
          <table:table-cell table:formula="of:=[.$C$2]*[.N23]+[.$E$2]" office:value-type="float" office:value="69.0536277852952" calcext:value-type="float">
            <text:p>69.0536277852952</text:p>
          </table:table-cell>
          <table:table-cell table:formula="of:=[.$C$2]*[.M23]-[.$F$2]" office:value-type="float" office:value="174.306002482772" calcext:value-type="float">
            <text:p>174.306002482772</text:p>
          </table:table-cell>
          <table:table-cell/>
          <table:table-cell table:formula="of:=[.J23]-[.P23]" office:value-type="float" office:value="-1.64426538534462" calcext:value-type="float">
            <text:p>-1.64426538534462</text:p>
          </table:table-cell>
          <table:table-cell table:formula="of:=[.K23]-[.Q23]" office:value-type="float" office:value="1.30738367699087" calcext:value-type="float">
            <text:p>1.30738367699087</text:p>
          </table:table-cell>
        </table:table-row>
        <table:table-row table:style-name="ro1" table:number-rows-repeated="1048552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07:41:44.554136356</meta:creation-date>
    <dc:date>2024-04-05T14:00:11.500266090</dc:date>
    <meta:editing-duration>PT2H44M50S</meta:editing-duration>
    <meta:editing-cycles>7</meta:editing-cycles>
    <meta:generator>LibreOffice/7.3.7.2$Linux_X86_64 LibreOffice_project/30$Build-2</meta:generator>
    <meta:document-statistic meta:table-count="1" meta:cell-count="155" meta:object-count="0"/>
  </office:meta>
</office:document-meta>
</file>